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l" fo:country="GR" officeooo:rsid="00109faf" officeooo:paragraph-rsid="00109faf"/>
    </style:style>
    <style:style style:name="P2" style:family="paragraph" style:parent-style-name="Standard">
      <style:text-properties fo:language="el" fo:country="GR" officeooo:rsid="00139f63" officeooo:paragraph-rsid="00139f63"/>
    </style:style>
    <style:style style:name="P3" style:family="paragraph" style:parent-style-name="Standard" style:list-style-name="L1">
      <style:text-properties fo:language="el" fo:country="GR" officeooo:rsid="00109faf" officeooo:paragraph-rsid="00109faf"/>
    </style:style>
    <style:style style:name="P4" style:family="paragraph" style:parent-style-name="Standard" style:list-style-name="L1">
      <style:text-properties fo:language="el" fo:country="GR" officeooo:rsid="00109faf" officeooo:paragraph-rsid="0012019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2019a"/>
    </style:style>
    <style:style style:name="T3" style:family="text">
      <style:text-properties officeooo:rsid="0012019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Παραδοχές </text:p>
      <text:list text:style-name="L1">
        <text:list-item>
          <text:p text:style-name="P3">Οποιοσδήποτε <text:span text:style-name="T1">user </text:span>μπορεί να κάνει<text:span text:style-name="T1"> application</text:span> για να βάλει<text:span text:style-name="T1"> shelter</text:span> και αν γίνει δεκτό, τον παραπέμπει να κάνει<text:span text:style-name="T1"> register</text:span> ως<text:span text:style-name="T1"> shelter admin.</text:span></text:p>
        </text:list-item>
        <text:list-item>
          <text:p text:style-name="P4"><text:span text:style-name="T3">Μπορεί να χρησιμοποιηθεί μόνο ένα</text:span><text:span text:style-name="T2"> mail</text:span><text:span text:style-name="T3"> για να κάνει κάποιος εγγραφή. Έτσι στην βάση μπορούμε να χρησιμοποιήσουμε το</text:span><text:span text:style-name="T2"> mail</text:span><text:span text:style-name="T3"> σαν πρωτεύων κλειδί.</text:span></text:p>
        </text:list-item>
        <text:list-item>
          <text:p text:style-name="P4"><text:span text:style-name="T3">Υποθέτουμε ότι μπορούν να υπάρχουν περισσότεροι από έναν</text:span><text:span text:style-name="T2"> admin. </text:span><text:span text:style-name="T1"><text:s/></text:span></text:p>
        </text:list-item>
      </text:list>
      <text:p text:style-name="P2"/>
      <text:p text:style-name="P2">Αρχιτεκτονική</text:p>
      <text:p text:style-name="P2"><text:tab/>Θα χρησιμοποιήσουμε την αρχιτεκτονική που αναφέρετε στην εικόνα 2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20:24:19.945000000</meta:creation-date>
    <dc:date>2024-12-01T21:36:15.114000000</dc:date>
    <meta:editing-duration>PT26M39S</meta:editing-duration>
    <meta:editing-cycles>1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6" meta:word-count="67" meta:character-count="436" meta:non-whitespace-character-count="374"/>
  </office:meta>
</office:document-meta>
</file>